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officeooo:rsid="0013c03b" officeooo:paragraph-rsid="0013c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Search: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2:15:52.318749949</meta:creation-date>
    <dc:date>2026-01-29T13:07:34.288832956</dc:date>
    <meta:editing-duration>PT41M24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